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4fc" officeooo:paragraph-rsid="0011e4fc" style:font-weight-asian="bold" style:font-weight-complex="bold"/>
    </style:style>
    <style:style style:name="P2" style:family="paragraph" style:parent-style-name="Standard">
      <style:paragraph-properties fo:margin-top="0cm" fo:margin-bottom="0.423cm" style:contextual-spacing="false" fo:line-height="150%" fo:text-align="justify" style:justify-single-word="false"/>
      <style:text-properties fo:font-size="11pt" fo:language="en" fo:country="US" officeooo:rsid="0011e4fc" officeooo:paragraph-rsid="0011e4fc" style:font-size-asian="11pt" style:font-size-complex="11pt"/>
    </style:style>
    <style:style style:name="P3" style:family="paragraph" style:parent-style-name="Standard">
      <style:paragraph-properties fo:margin-top="0cm" fo:margin-bottom="0.423cm" style:contextual-spacing="false" fo:line-height="150%" fo:text-align="justify" style:justify-single-word="false"/>
      <style:text-properties fo:font-size="11pt" fo:language="en" fo:country="US" fo:font-weight="bold" officeooo:rsid="0011e4fc" officeooo:paragraph-rsid="0011e4fc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.423cm" style:contextual-spacing="false" fo:line-height="150%" fo:text-align="justify" style:justify-single-word="false"/>
      <style:text-properties officeooo:rsid="0011e4fc" officeooo:paragraph-rsid="0022a0d2"/>
    </style:style>
    <style:style style:name="P5" style:family="paragraph" style:parent-style-name="Standard">
      <style:paragraph-properties fo:margin-top="0cm" fo:margin-bottom="0.423cm" style:contextual-spacing="false" fo:line-height="150%" fo:text-align="justify" style:justify-single-word="false"/>
      <style:text-properties officeooo:rsid="0011e4fc" officeooo:paragraph-rsid="00261974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1pt" fo:language="en" fo:country="US" style:font-size-asian="11pt" style:font-size-complex="11pt"/>
    </style:style>
    <style:style style:name="T2" style:family="text">
      <style:text-properties fo:font-size="11pt" fo:language="en" fo:country="US" officeooo:rsid="001425ee" style:font-size-asian="11pt" style:font-size-complex="11pt"/>
    </style:style>
    <style:style style:name="T3" style:family="text">
      <style:text-properties fo:font-size="11pt" fo:language="en" fo:country="US" officeooo:rsid="0014e66e" style:font-size-asian="11pt" style:font-size-complex="11pt"/>
    </style:style>
    <style:style style:name="T4" style:family="text">
      <style:text-properties fo:font-size="11pt" fo:language="en" fo:country="US" officeooo:rsid="0016634a" style:font-size-asian="11pt" style:font-size-complex="11pt"/>
    </style:style>
    <style:style style:name="T5" style:family="text">
      <style:text-properties fo:font-size="11pt" fo:language="en" fo:country="US" officeooo:rsid="0017201d" style:font-size-asian="11pt" style:font-size-complex="11pt"/>
    </style:style>
    <style:style style:name="T6" style:family="text">
      <style:text-properties fo:font-size="11pt" fo:language="en" fo:country="US" officeooo:rsid="00178cd2" style:font-size-asian="11pt" style:font-size-complex="11pt"/>
    </style:style>
    <style:style style:name="T7" style:family="text">
      <style:text-properties fo:font-size="11pt" fo:language="en" fo:country="US" officeooo:rsid="001854fd" style:font-size-asian="11pt" style:font-size-complex="11pt"/>
    </style:style>
    <style:style style:name="T8" style:family="text">
      <style:text-properties fo:font-size="11pt" fo:language="en" fo:country="US" officeooo:rsid="001aca95" style:font-size-asian="11pt" style:font-size-complex="11pt"/>
    </style:style>
    <style:style style:name="T9" style:family="text">
      <style:text-properties fo:font-size="11pt" fo:language="en" fo:country="US" officeooo:rsid="001c7e76" style:font-size-asian="11pt" style:font-size-complex="11pt"/>
    </style:style>
    <style:style style:name="T10" style:family="text">
      <style:text-properties fo:font-size="11pt" fo:language="en" fo:country="US" officeooo:rsid="001e7413" style:font-size-asian="11pt" style:font-size-complex="11pt"/>
    </style:style>
    <style:style style:name="T11" style:family="text">
      <style:text-properties fo:font-size="11pt" fo:language="en" fo:country="US" officeooo:rsid="00219b84" style:font-size-asian="11pt" style:font-size-complex="11pt"/>
    </style:style>
    <style:style style:name="T12" style:family="text">
      <style:text-properties fo:font-size="11pt" fo:language="en" fo:country="US" officeooo:rsid="0022a0d2" style:font-size-asian="11pt" style:font-size-complex="11pt"/>
    </style:style>
    <style:style style:name="T13" style:family="text">
      <style:text-properties fo:font-size="11pt" fo:language="en" fo:country="US" officeooo:rsid="00235fb1" style:font-size-asian="11pt" style:font-size-complex="11pt"/>
    </style:style>
    <style:style style:name="T14" style:family="text">
      <style:text-properties fo:font-size="11pt" fo:language="en" fo:country="US" officeooo:rsid="0025087d" style:font-size-asian="11pt" style:font-size-complex="11pt"/>
    </style:style>
    <style:style style:name="T15" style:family="text">
      <style:text-properties fo:font-size="11pt" fo:language="en" fo:country="US" officeooo:rsid="00261974" style:font-size-asian="11pt" style:font-size-complex="11pt"/>
    </style:style>
    <style:style style:name="T16" style:family="text"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s</text:p>
      <text:p text:style-name="P1"/>
      <text:p text:style-name="P4"><text:span text:style-name="T2">We applied Generalized Dissimilarity Models (GDM) </text:span><office:annotation office:name="__Annotation__4793_16713027981" loext:resolved="false"><dc:creator>Yurena Arjona</dc:creator><dc:date>2024-12-18T11:19:48.051315024</dc:date><meta:creator-initials>YA</meta:creator-initials><text:p text:style-name="P6"><text:span text:style-name="T17">Ferrier, S., Manion, G., Elith, J., &amp; Richardson, K. (2007). Using generalized dissimilarity modelling to analyse and predict patterns of beta diversity in regional biodiversity assessment. Diversity and Distributions, 13(3), 252–264. doi:https://doi.org/10.1111/j.1472-4642.2007.00341.x</text:span></text:p></office:annotation><text:span text:style-name="T1">(Ferrier et al., 2007)</text:span><office:annotation-end office:name="__Annotation__4793_16713027981"/><text:span text:style-name="T2"> to investigate the role of geography, sea currents, island age and area in determining floristic dissimilarities between islands in each of the three archipelagos. </text:span><text:span text:style-name="T1">The GDM approach </text:span><text:span text:style-name="T3">is an extension of matrix regression methods accounting</text:span><text:span text:style-name="T1"> for</text:span><text:span text:style-name="T3"> (1)</text:span><text:span text:style-name="T1"> the non-linearity of the floristic dissimilarity</text:span><text:span text:style-name="T4"> measure itself</text:span><text:span text:style-name="T9">, usually constrained between 0 and 1 and reaching the maximum value once there is no common species between sites</text:span><text:span text:style-name="T4">; and (2) the non-constant rate of compositional turnover along environmental gradients. For </text:span><text:span text:style-name="T5">accounting the first source of non-linearity</text:span><text:span text:style-name="T4">,</text:span><text:span text:style-name="T5"> the original linear approach is reformulated as a generalized linear model by using a link function</text:span><text:span text:style-name="T4"> </text:span><text:span text:style-name="T5">that defines the relationship between the predicted response and the combination of predictor variables. </text:span><text:span text:style-name="T6">The second source of non-linearity is addressed by</text:span><text:span text:style-name="T4"> </text:span><text:span text:style-name="T5">fitting</text:span><text:span text:style-name="T6"> a</text:span><text:span text:style-name="T5"> linear combination of several monotonic I-spline basic functions</text:span><text:span text:style-name="T6"> to each predictor variable</text:span><text:span text:style-name="T1"> (Ferrier et al., 2007</text:span><text:span text:style-name="T10">; </text:span><text:span text:style-name="T10"><office:annotation office:name="__Annotation__3458_558620167" loext:resolved="false"><dc:creator>Yurena Arjona</dc:creator><dc:date>2024-12-19T12:25:12.534628092</dc:date><meta:creator-initials>YA</meta:creator-initials><text:p text:style-name="P7"><text:span text:style-name="T18">Mokany, K., Ware, C., Woolley, S. N., Ferrier, S., &amp; Fitzpatrick, M. C. (2022). A working guide to harnessing generalized dissimilarity modelling for biodiversity analysis and conservation assessment. Global Ecology and Biogeography, 31(4), 802-821.</text:span></text:p><text:p text:style-name="P7"><text:span text:style-name="T18">https://doi.org/10.1111/geb.13459</text:span></text:p></office:annotation></text:span><text:span text:style-name="T10">Mokany et al., 2022</text:span><office:annotation-end office:name="__Annotation__3458_558620167"/><text:span text:style-name="T1">). </text:span><text:span text:style-name="T6">We fitted GDMs for littoral and non-littoral flora</text:span><text:span text:style-name="T7"> and for each archipelago independently.</text:span><text:span text:style-name="T1"> </text:span><text:span text:style-name="T7">The</text:span><text:span text:style-name="T1"> </text:span><text:span text:style-name="T7">floristic </text:span><text:span text:style-name="T1">dissimilarities between islands</text:span><text:span text:style-name="T7"> accounted by the Bray-Curtis dissimilarity index was set as the response variable;</text:span><text:span text:style-name="T1"> </text:span><text:span text:style-name="T7">while</text:span><text:span text:style-name="T1"> the geographical distance matrix, the </text:span><text:span text:style-name="T7">sea-currents</text:span><text:span text:style-name="T1"> cost matrix, and </text:span><text:span text:style-name="T7">the island age and area were set</text:span><text:span text:style-name="T1"> as predictors. </text:span><text:span text:style-name="T7">The models were</text:span><text:span text:style-name="T1"> fit using the</text:span><text:span text:style-name="T7"> 'gdm'</text:span><text:span text:style-name="T1"> R package (</text:span><office:annotation office:name="__Annotation__4802_1671302798" loext:resolved="false"><dc:creator>Yurena Arjona</dc:creator><dc:date>2024-12-18T11:23:00.161478218</dc:date><meta:creator-initials>YA</meta:creator-initials><text:p text:style-name="P6"><text:span text:style-name="T17">Matt Fitzpatrick, Karel Mokany, Glenn Manion, Diego Nieto-Lugilde and Simon Ferrier</text:span></text:p><text:p text:style-name="P6"><text:span text:style-name="T17"><text:s text:c="2"/></text:span><text:span text:style-name="T17">(2024). gdm: Generalized Dissimilarity Modeling. R package version 1.6.0-3.</text:span></text:p><text:p text:style-name="P6"><text:span text:style-name="T17"><text:s text:c="2"/></text:span><text:span text:style-name="T17">https://CRAN.R-project.org/package=gdm</text:span></text:p></office:annotation><text:span text:style-name="T1">Fitzpatrick et al., 2024</text:span><office:annotation-end office:name="__Annotation__4802_1671302798"/><text:span text:style-name="T1">) </text:span><text:span text:style-name="T7">leaving the</text:span><text:span text:style-name="T1"> number of I-spline basis functions as default (three</text:span><text:span text:style-name="T8"> for all predictors</text:span><text:span text:style-name="T1">).</text:span><text:span text:style-name="T11"> The proportion of floristic dissimilarity explained by each predictor is shown by the maximum height of the </text:span><text:span text:style-name="T12">fitted I-splines (sum of the coefficients calculated while holding other predictors constant), and the slope of the derived function indicates the rate of change along the ecological gradient</text:span><text:span text:style-name="T1"> (Ferrier et al., 2007)</text:span><text:span text:style-name="T12">. </text:span></text:p>
      <text:p text:style-name="P2"/>
      <text:p text:style-name="P3">Results</text:p>
      <text:p text:style-name="P5"><text:span text:style-name="T1">The GDM </text:span><text:span text:style-name="T13">results showed that sea currents had a generally low effect in explaining differences in littoral flora between islands and no effect in non-littoral flora differences. For littoral flora, the models explained 56.8 %, 30.2 % and 14 % of the deviance in floristic dissimilarity between islands in the Canary Islands, Galápagos and Azores, respectively. Among the predictor variables, island area </text:span><text:span text:style-name="T14">explained most of the floristic dissimilarity in the Canaries and Azores (sum of coefficients = </text:span><text:span text:style-name="T15">1.937 and 0.060, respectively)</text:span><text:span text:style-name="T14">, while in Galápagos it was the second most important predictor</text:span><text:span text:style-name="T15"> </text:span><text:span text:style-name="T14">(sum of coefficients = </text:span><text:span text:style-name="T15">0.240)</text:span><text:span text:style-name="T14"> following geographic distances</text:span><text:span text:style-name="T15"> </text:span><text:span text:style-name="T14">(sum of coefficients = </text:span><text:span text:style-name="T15">0.395)</text:span><text:span text:style-name="T14">. Island age had a moderately impact in all the models. In the case of non-littoral flora, the models explained 47.8 %, 28.9 % and 38.8 % of the deviance in the Canaries, Galápagos and Azores, respectively. In this case, island area was the variable explaining most of the floristic dissimilarity in Galápagos and Azores (sum of coefficients = 0.433 and 0.249, respectively). While in the Canaries, it was the geographic distance the variable that explained most of the floristic dissimilarity between islands (sum of coefficients = </text:span><text:span text:style-name="T15">0.249)</text:span><text:span text:style-name="T14">, followed by island age and area</text:span><text:span text:style-name="T15"> </text:span><text:span text:style-name="T14">(sum of coefficients = 0.</text:span><text:span text:style-name="T15">242</text:span><text:span text:style-name="T14"> and 0.</text:span><text:span text:style-name="T15">031</text:span><text:span text:style-name="T14">, respectively) (Fig. X).</text:span><text:span text:style-name="T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rena Arjona</meta:initial-creator>
    <meta:creation-date>2024-12-18T11:17:41.495913455</meta:creation-date>
    <dc:date>2024-12-19T16:51:47.955836121</dc:date>
    <dc:creator>Yurena Arjona</dc:creator>
    <meta:editing-duration>PT3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85" meta:character-count="3196" meta:non-whitespace-character-count="2713"/>
  </office:meta>
</office:document-meta>
</file>